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E00000070E9E18EB3.png"/>
  <manifest:file-entry manifest:media-type="image/png" manifest:full-path="Pictures/1000000000000099000001045C97AAA6.png"/>
  <manifest:file-entry manifest:media-type="image/png" manifest:full-path="Pictures/10000000000002170000019D88E817FE.png"/>
  <manifest:file-entry manifest:media-type="image/png" manifest:full-path="Pictures/100000000000001F0000001E279AE62E.png"/>
  <manifest:file-entry manifest:media-type="image/png" manifest:full-path="Pictures/100000000000001F0000001F073986A4.png"/>
  <manifest:file-entry manifest:media-type="image/png" manifest:full-path="Pictures/100000000000008900000025FE8BE4EE.png"/>
  <manifest:file-entry manifest:media-type="image/png" manifest:full-path="Pictures/100000000000001F0000001FD0F49AC3.png"/>
  <manifest:file-entry manifest:media-type="image/png" manifest:full-path="Pictures/10000000000000200000001F656E104B.png"/>
  <manifest:file-entry manifest:media-type="image/png" manifest:full-path="Pictures/1000000000000299000001DFEEEB3CCB.png"/>
  <manifest:file-entry manifest:media-type="image/png" manifest:full-path="Pictures/10000000000000210000001FA8C40420.png"/>
  <manifest:file-entry manifest:media-type="image/png" manifest:full-path="Pictures/10000000000001A1000000249AB3BEA0.png"/>
  <manifest:file-entry manifest:media-type="image/png" manifest:full-path="Pictures/100000000000023D00000266E2E8C649.png"/>
  <manifest:file-entry manifest:media-type="image/png" manifest:full-path="Pictures/1000000000000018000000188DEE5604.png"/>
  <manifest:file-entry manifest:media-type="image/png" manifest:full-path="Pictures/100000000000001E0000001EE016E20F.png"/>
  <manifest:file-entry manifest:media-type="image/png" manifest:full-path="Pictures/100000000000022E0000007D8DD2A50B.png"/>
  <manifest:file-entry manifest:media-type="image/png" manifest:full-path="Pictures/100000000000002E0000001966ED9576.png"/>
  <manifest:file-entry manifest:media-type="image/png" manifest:full-path="Pictures/100000000000001E0000001D6BBCD84D.png"/>
  <manifest:file-entry manifest:media-type="image/png" manifest:full-path="Pictures/10000000000002910000021593AA3D14.png"/>
  <manifest:file-entry manifest:media-type="image/png" manifest:full-path="Pictures/1000000000000028000000250BB04B7C.png"/>
  <manifest:file-entry manifest:media-type="image/png" manifest:full-path="Pictures/10000000000002E20000020DB00C0867.png"/>
  <manifest:file-entry manifest:media-type="image/png" manifest:full-path="Pictures/100000000000028E0000021419781A38.png"/>
  <manifest:file-entry manifest:media-type="image/png" manifest:full-path="Pictures/10000000000000260000002502DBAFF0.png"/>
  <manifest:file-entry manifest:media-type="image/png" manifest:full-path="Pictures/10000000000002D600000275295F5B15.png"/>
  <manifest:file-entry manifest:media-type="image/png" manifest:full-path="Pictures/10000000000000CE00000025324A87F8.png"/>
  <manifest:file-entry manifest:media-type="image/png" manifest:full-path="Pictures/10000000000000200000001FC9A0D104.png"/>
  <manifest:file-entry manifest:media-type="image/png" manifest:full-path="Pictures/1000000000000230000000E309055910.png"/>
  <manifest:file-entry manifest:media-type="image/png" manifest:full-path="Pictures/100000000000022F0000006DC1B7313C.png"/>
  <manifest:file-entry manifest:media-type="image/png" manifest:full-path="Pictures/10000000000000200000001EBA7114B8.png"/>
  <manifest:file-entry manifest:media-type="image/png" manifest:full-path="Pictures/10000000000000200000001F1833C1BE.png"/>
  <manifest:file-entry manifest:media-type="image/png" manifest:full-path="Pictures/10000000000000400000001FB5B88EB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9.001cm" table:align="margins" style:shadow="none" fo:keep-with-next="always" style:may-break-between-rows="true"/>
    </style:style>
    <style:style style:name="Tableau2.A" style:family="table-column">
      <style:table-column-properties style:column-width="1.956cm" style:rel-column-width="6750*"/>
    </style:style>
    <style:style style:name="Tableau2.B" style:family="table-column">
      <style:table-column-properties style:column-width="17.044cm" style:rel-column-width="58785*"/>
    </style:style>
    <style:style style:name="Tableau2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leau2.B1" style:family="table-cell">
      <style:table-cell-properties fo:padding="0.097cm" fo:border="0.25pt solid #000000"/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au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3" style:family="table">
      <style:table-properties style:width="15.651cm" fo:margin-left="1.074cm" fo:margin-right="2.275cm" table:align="margins" style:may-break-between-rows="false"/>
    </style:style>
    <style:style style:name="Tableau3.A" style:family="table-column">
      <style:table-column-properties style:column-width="3.928cm" style:rel-column-width="16450*"/>
    </style:style>
    <style:style style:name="Tableau3.B" style:family="table-column">
      <style:table-column-properties style:column-width="11.723cm" style:rel-column-width="49085*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493cm" style:rel-column-width="12048*"/>
    </style:style>
    <style:style style:name="Tableau1.B" style:family="table-column">
      <style:table-column-properties style:column-width="15.508cm" style:rel-column-width="534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Standard">
      <style:paragraph-properties fo:keep-together="auto" fo:orphans="2" fo:widows="2"/>
    </style:style>
    <style:style style:name="P4" style:family="paragraph" style:parent-style-name="Standard">
      <style:paragraph-properties fo:keep-together="auto" fo:orphans="2" fo:widows="2"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style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paragraph-properties fo:line-height="150%">
        <style:tab-stops/>
      </style:paragraph-properties>
      <style:text-properties fo:font-weight="bold"/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fr" fo:country="FR" fo:font-style="normal" style:font-style-asian="normal" style:font-style-complex="normal"/>
    </style:style>
    <style:style style:name="P17" style:family="paragraph" style:parent-style-name="Standard">
      <style:text-properties fo:language="fr" fo:country="FR" fo:font-style="italic" style:font-style-asian="italic" style:font-style-complex="italic"/>
    </style:style>
    <style:style style:name="P18" style:family="paragraph" style:parent-style-name="Standard">
      <style:text-properties style:font-name="Arial2" fo:language="en" fo:country="US" fo:font-style="normal" style:font-style-asian="normal" style:font-style-complex="normal"/>
    </style:style>
    <style:style style:name="P19" style:family="paragraph" style:parent-style-name="Standard">
      <style:text-properties style:font-name="Arial2" fo:language="fr" fo:country="FR" fo:font-style="normal" style:font-style-asian="normal" style:font-style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28" style:family="paragraph" style:parent-style-name="Standard" style:master-page-name="">
      <style:paragraph-properties fo:margin-left="0cm" fo:margin-right="0cm" fo:keep-together="always" fo:orphans="0" fo:widows="0" fo:text-indent="0cm" style:auto-text-indent="false" style:page-number="auto" fo:keep-with-next="always"/>
    </style:style>
    <style:style style:name="P29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30" style:family="paragraph" style:parent-style-name="Standard">
      <style:paragraph-properties fo:keep-together="always" fo:keep-with-next="always">
        <style:tab-stops/>
      </style:paragraph-properties>
    </style:style>
    <style:style style:name="P31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32" style:family="paragraph" style:parent-style-name="Standard">
      <style:paragraph-properties fo:keep-together="auto" fo:keep-with-next="auto">
        <style:tab-stops/>
      </style:paragraph-properties>
      <style:text-properties fo:language="en" fo:country="US"/>
    </style:style>
    <style:style style:name="P33" style:family="paragraph" style:parent-style-name="Standard">
      <style:paragraph-properties fo:keep-together="auto" fo:keep-with-next="auto">
        <style:tab-stops/>
      </style:paragraph-properties>
      <style:text-properties style:font-name="Arial2" fo:language="fr" fo:country="FR" fo:font-style="italic" fo:font-weight="normal" fo:background-color="transparent" style:font-weight-asian="normal" style:font-weight-complex="normal"/>
    </style:style>
    <style:style style:name="P34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35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7" style:family="paragraph" style:parent-style-name="Standard" style:master-page-name="">
      <style:paragraph-properties style:page-number="auto" fo:keep-with-next="always"/>
    </style:style>
    <style:style style:name="P38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9" style:family="paragraph" style:parent-style-name="Standard" style:master-page-name="">
      <style:paragraph-properties fo:keep-together="auto" fo:orphans="2" fo:widows="2" style:page-number="auto"/>
    </style:style>
    <style:style style:name="P40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41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42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43" style:family="paragraph" style:parent-style-name="Standard">
      <style:paragraph-properties fo:padding="0.049cm" fo:border="0.06pt solid #000000" style:shadow="none"/>
      <style:text-properties style:font-name="Courier New" fo:language="fr" fo:country="FR"/>
    </style:style>
    <style:style style:name="P44" style:family="paragraph" style:parent-style-name="Standard" style:list-style-name="L1"/>
    <style:style style:name="P45" style:family="paragraph" style:parent-style-name="Standard" style:list-style-name="L2"/>
    <style:style style:name="P46" style:family="paragraph" style:parent-style-name="Standard" style:list-style-name="L5"/>
    <style:style style:name="P47" style:family="paragraph" style:parent-style-name="Standard" style:list-style-name="L6"/>
    <style:style style:name="P48" style:family="paragraph" style:parent-style-name="Standard" style:list-style-name="L7">
      <style:text-properties style:font-name="Arial2" fo:language="fr" fo:country="FR" fo:font-style="normal" style:font-style-asian="normal" style:font-style-complex="normal"/>
    </style:style>
    <style:style style:name="P49" style:family="paragraph" style:parent-style-name="Standard" style:list-style-name="L8">
      <style:paragraph-properties>
        <style:tab-stops/>
      </style:paragraph-properties>
      <style:text-properties style:font-name="Arial2" fo:language="fr" fo:country="FR" fo:font-style="normal" fo:font-weight="normal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 style:list-style-name="L9">
      <style:text-properties fo:language="fr" fo:country="FR"/>
    </style:style>
    <style:style style:name="P51" style:family="paragraph" style:parent-style-name="Standard" style:list-style-name="L3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52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53" style:family="paragraph" style:parent-style-name="Standard" style:list-style-name="L10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54" style:family="paragraph" style:parent-style-name="Heading_20_1">
      <style:text-properties fo:font-weight="bold"/>
    </style:style>
    <style:style style:name="P55" style:family="paragraph" style:parent-style-name="Heading_20_1">
      <style:paragraph-properties>
        <style:tab-stops/>
      </style:paragraph-properties>
    </style:style>
    <style:style style:name="P56" style:family="paragraph" style:parent-style-name="Heading_20_2">
      <style:paragraph-properties>
        <style:tab-stops/>
      </style:paragraph-properties>
    </style:style>
    <style:style style:name="P57" style:family="paragraph" style:parent-style-name="Heading_20_2" style:master-page-name="">
      <style:paragraph-properties style:page-number="auto" fo:keep-with-next="always">
        <style:tab-stops/>
      </style:paragraph-properties>
    </style:style>
    <style:style style:name="P58" style:family="paragraph" style:parent-style-name="Heading_20_3">
      <style:paragraph-properties>
        <style:tab-stops/>
      </style:paragraph-properties>
    </style:style>
    <style:style style:name="P59" style:family="paragraph" style:parent-style-name="Heading_20_3">
      <style:paragraph-properties fo:keep-with-next="always">
        <style:tab-stops/>
      </style:paragraph-properties>
    </style:style>
    <style:style style:name="P60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P61" style:family="paragraph" style:parent-style-name="Contents_20_1">
      <style:paragraph-properties>
        <style:tab-stops/>
      </style:paragraph-properties>
    </style:style>
    <style:style style:name="P62" style:family="paragraph" style:parent-style-name="Contents_20_2">
      <style:paragraph-properties>
        <style:tab-stops/>
      </style:paragraph-properties>
    </style:style>
    <style:style style:name="P63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800000" style:text-underline-style="none" fo:font-weight="bold"/>
    </style:style>
    <style:style style:name="T12" style:family="text">
      <style:text-properties style:text-underline-style="none"/>
    </style:style>
    <style:style style:name="T13" style:family="text">
      <style:text-properties style:font-name="Arial2"/>
    </style:style>
    <style:style style:name="T14" style:family="text">
      <style:text-properties style:font-name="Arial2" fo:font-style="italic" style:font-style-asian="italic" style:font-style-complex="italic"/>
    </style:style>
    <style:style style:name="T15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61"><text:a xlink:type="simple" xlink:href="#__RefHeading__1866_743864198">1 - Rôle</text:a></text:p>
          <text:p text:style-name="P61"><text:a xlink:type="simple" xlink:href="#__RefHeading__1868_743864198">2 - Caractéristiques générales</text:a></text:p>
          <text:p text:style-name="P62"><text:a xlink:type="simple" xlink:href="#__RefHeading__1870_743864198">2.1 - Caractéristiques</text:a></text:p>
          <text:p text:style-name="P62"><text:a xlink:type="simple" xlink:href="#__RefHeading__1872_743864198">2.2 - Fichiers d'entrée</text:a></text:p>
          <text:p text:style-name="P62"><text:a xlink:type="simple" xlink:href="#__RefHeading__1874_743864198">2.3 - Fichiers de sortie</text:a></text:p>
          <text:p text:style-name="P61"><text:a xlink:type="simple" xlink:href="#__RefHeading__1876_743864198">3 - <text:s/>Appel de Cvpcb</text:a></text:p>
          <text:p text:style-name="P61"><text:a xlink:type="simple" xlink:href="#__RefHeading__1878_743864198">4 - Commandes de CVPCB</text:a></text:p>
          <text:p text:style-name="P62"><text:a xlink:type="simple" xlink:href="#__RefHeading__1880_743864198">4.1 - Écran principal</text:a></text:p>
          <text:p text:style-name="P62"><text:a xlink:type="simple" xlink:href="#__RefHeading__1882_743864198">4.2 - Toolbar de l'écran principal</text:a></text:p>
          <text:p text:style-name="P62"><text:a xlink:type="simple" xlink:href="#__RefHeading__1884_743864198">4.3 - Configuration de CVPCB</text:a></text:p>
          <text:p text:style-name="P63"><text:a xlink:type="simple" xlink:href="#__RefHeading__1886_743864198">4.3.1 - Écran Général</text:a></text:p>
          <text:p text:style-name="P63"><text:a xlink:type="simple" xlink:href="#__RefHeading__1888_743864198">4.3.2 - Sélection des Librairies de modules</text:a></text:p>
          <text:p text:style-name="P63"><text:a xlink:type="simple" xlink:href="#__RefHeading__1890_743864198">4.3.3 - Sélection des fichiers d'équivalence</text:a></text:p>
          <text:p text:style-name="P62"><text:a xlink:type="simple" xlink:href="#__RefHeading__1892_743864198">4.4 - Sélection des répertoires par défaut</text:a></text:p>
          <text:p text:style-name="P63"><text:a xlink:type="simple" xlink:href="#__RefHeading__1894_743864198">4.4.1 - Chemins de recherche:</text:a></text:p>
          <text:p text:style-name="P63"><text:a xlink:type="simple" xlink:href="#__RefHeading__1896_743864198">4.4.2 - Chemins définis par l'utilisateur:</text:a></text:p>
          <text:p text:style-name="P63"><text:a xlink:type="simple" xlink:href="#__RefHeading__1898_743864198">4.4.3 - Chemins automatiquement sélectionnés par Cvpcb:</text:a></text:p>
          <text:p text:style-name="P62"><text:a xlink:type="simple" xlink:href="#__RefHeading__1900_743864198">4.5 - Visualisation du module courant</text:a></text:p>
          <text:p text:style-name="P63"><text:a xlink:type="simple" xlink:href="#__RefHeading__1902_743864198">4.5.1 - Affichage</text:a></text:p>
          <text:p text:style-name="P63"><text:a xlink:type="simple" xlink:href="#__RefHeading__1904_743864198">4.5.2 - Commandes au clavier</text:a></text:p>
          <text:p text:style-name="P63"><text:a xlink:type="simple" xlink:href="#__RefHeading__1906_743864198">4.5.3 - Menu « PopUp »</text:a></text:p>
          <text:p text:style-name="P63"><text:a xlink:type="simple" xlink:href="#__RefHeading__1908_743864198">4.5.4 - Toolbar</text:a></text:p>
          <text:p text:style-name="P63"><text:a xlink:type="simple" xlink:href="#__RefHeading__1910_743864198">4.5.5 - <text:s/>Affichage 3D</text:a></text:p>
          <text:p text:style-name="P61"><text:a xlink:type="simple" xlink:href="#__RefHeading__1912_743864198">5 - Association composants modules</text:a></text:p>
          <text:p text:style-name="P62"><text:a xlink:type="simple" xlink:href="#__RefHeading__1914_743864198">5.1 - Principe</text:a></text:p>
          <text:p text:style-name="P62"><text:a xlink:type="simple" xlink:href="#__RefHeading__1916_743864198">5.2 - Association</text:a></text:p>
          <text:p text:style-name="P62"><text:a xlink:type="simple" xlink:href="#__RefHeading__1918_743864198">5.3 - Modification d'une association déjà existante</text:a></text:p>
          <text:p text:style-name="P62"><text:a xlink:type="simple" xlink:href="#__RefHeading__1920_743864198">5.4 - Filtrage de l'affichage des modules:</text:a></text:p>
          <text:p text:style-name="P61"><text:a xlink:type="simple" xlink:href="#__RefHeading__1922_743864198">6 - Associations automatiques</text:a></text:p>
          <text:p text:style-name="P62"><text:a xlink:type="simple" xlink:href="#__RefHeading__1924_743864198">6.1 - Fichiers d'équivalence</text:a></text:p>
          <text:p text:style-name="P62"><text:a xlink:type="simple" xlink:href="#__RefHeading__1926_743864198">6.2 - Format</text:a></text:p>
          <text:p text:style-name="P62"><text:a xlink:type="simple" xlink:href="#__RefHeading__1928_743864198">6.3 - Association:</text:a></text:p>
          <text:p text:style-name="P61"><text:a xlink:type="simple" xlink:href="#__RefHeading__1930_743864198">7 - Fichier de Rétro-annotation</text:a></text:p>
        </text:index-body>
      </text:table-of-content>
      <text:p text:style-name="Standard"/>
      <text:h text:style-name="Heading_20_1" text:outline-level="1"><text:bookmark-start text:name="_Ref411866678"/><text:bookmark-start text:name="_Ref411864982"/><text:bookmark text:name="__RefHeading__1866_743864198"/>R<text:bookmark-end text:name="_Ref411866678"/><text:bookmark-end text:name="_Ref411864982"/>ôle<text:bookmark-end text:name="__RefHeading__1866_743864198"/></text:h>
      <text:p text:style-name="P39"><text:span text:style-name="T1">CVPCB</text:span> permet de compléter un fichier netliste issu d'un logiciel de Schématique en insérant, pour chaque <text:span text:style-name="T4">composant</text:span> apparaissant dans cette netliste, le nom du <text:span text:style-name="T4">module</text:span> qui le représentera sur une carte de circuit imprimé.</text:p>
      <text:p text:style-name="P3">En effet, en général une telle netliste ne comporte pas d'indications sur ce <text:span text:style-name="T4">module</text:span> (c'est à dire le dessin physique du composant) que le logiciel de circuit imprimé (<text:span text:style-name="T1">PCBNEW</text:span>) devra placer sur le dessin général de la carte à réaliser.</text:p>
      <text:p text:style-name="P4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5">La liste des modules disponibles pour le logiciel de Circuit Imprimé est contenue dans une ou plusieurs <text:span text:style-name="T3">librairies de</text:span> <text:span text:style-name="T3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<text:bookmark text:name="__RefHeading__1868_743864198"/>Caractéristiques générales<text:bookmark-end text:name="__RefHeading__1868_743864198"/></text:h>
      <text:h text:style-name="Heading_20_2" text:outline-level="2"><text:bookmark text:name="__RefHeading__1870_743864198"/><text:soft-page-break/>Caractéristiques<text:bookmark-end text:name="__RefHeading__1870_743864198"/></text:h>
      <text:p text:style-name="Standard">Association interactive des composants avec les modules ou association automatique par l'intermédiaire de fichiers d'équivalence.</text:p>
      <text:p text:style-name="P6">Génération (si nécessaire) de fichiers de retour de cette association vers la schématique.</text:p>
      <text:h text:style-name="Heading_20_2" text:outline-level="2"><text:bookmark text:name="__RefHeading__1872_743864198"/>Fichiers d'entrée<text:bookmark-end text:name="__RefHeading__1872_743864198"/></text:h>
      <text:list xml:id="list32637081" text:style-name="L1">
        <text:list-item>
          <text:p text:style-name="P44"><text:span text:style-name="T8">Le fichier Netliste </text:span><text:span text:style-name="T2">.net</text:span><text:span text:style-name="T8"> créé par Eeschema</text:span><text:span text:style-name="T1"> </text:span>(avec ou sans référence aux modules)</text:p>
        </text:list-item>
        <text:list-item>
          <text:p text:style-name="P44">Le fichier auxiliaire association des composants (<text:span text:style-name="T1">.CMP</text:span>) précédemment créé par Cvpcb (s'il existe).</text:p>
        </text:list-item>
      </text:list>
      <text:h text:style-name="Heading_20_2" text:outline-level="2"><text:bookmark text:name="__RefHeading__1874_743864198"/>Fichiers de sortie<text:bookmark-end text:name="__RefHeading__1874_743864198"/></text:h>
      <text:p text:style-name="P23">Deux fichiers sont générés pour <text:span text:style-name="T5">Pcbnew</text:span>:</text:p>
      <text:list xml:id="list32649048" text:style-name="L2">
        <text:list-item>
          <text:p text:style-name="P45">Le fichier<text:span text:style-name="T1"> Netliste</text:span> complet (avec référence aux modules)</text:p>
        </text:list-item>
        <text:list-item>
          <text:p text:style-name="P45">Un fichier auxiliaire association des composants (<text:span text:style-name="T1">.CMP</text:span>).</text:p>
        </text:list-item>
      </text:list>
      <text:h text:style-name="P54" text:outline-level="1"><text:bookmark text:name="__RefHeading__1876_743864198"/><text:s/>Appel de Cvpcb<text:bookmark-end text:name="__RefHeading__1876_743864198"/></text:h>
      <text:p text:style-name="P5">L'appel se fait par <text:span text:style-name="T1">cvpcb </text:span>( le fichier sera alors sélectionné dans CVPCB, par un menu d'accès aux divers fichiers) ou <text:span text:style-name="T1">cvpcb &lt;no</text:span><text:span text:style-name="T4">mfichier&gt;, </text:span>(<text:span text:style-name="T5">no</text:span><text:span text:style-name="T4">mfichier </text:span><text:span text:style-name="T6">é</text:span><text:span text:style-name="T8">t</text:span>ant nom du fichier ne<text:span text:style-name="T8">tliste à</text:span> traiter, issu de l'outil schématique <text:span text:style-name="T2">Ee</text:span><text:span text:style-name="T1">schema).</text:span></text:p>
      <text:p text:style-name="P5">Le nom du fichier peut être donné avec ou sans extension.</text:p>
      <text:p text:style-name="P5">Les extensions seront si nécessaire complétées par celles définies par la configuration de <text:span text:style-name="T1">cvpcb.</text:span></text:p>
      <text:p text:style-name="P5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7">.</text:span></text:p>
      <text:p text:style-name="Standard"><text:span text:style-name="T7"/></text:p>
      <text:h text:style-name="Heading_20_1" text:outline-level="1"><text:bookmark text:name="__RefHeading__1878_743864198"/>Commandes de CVPCB<text:bookmark-end text:name="__RefHeading__1878_743864198"/></text:h>
      <text:h text:style-name="Heading_20_2" text:outline-level="2"><text:bookmark text:name="__RefHeading__1880_743864198"/>Écran principal<text:bookmark-end text:name="__RefHeading__1880_743864198"/></text:h>
      <text:p text:style-name="P8"><text:soft-page-break/><draw:frame draw:style-name="fr2" draw:name="Graphic15" text:anchor-type="as-char" svg:width="19.001cm" svg:height="16.641cm" draw:z-index="13"><draw:image xlink:href="Pictures/10000000000002D600000275295F5B15.png" xlink:type="simple" xlink:show="embed" xlink:actuate="onLoad"/></draw:frame></text:p>
      <text:p text:style-name="P5">La fenêtre <text:span text:style-name="T4">Composants</text:span> (à gauche) affiche la liste des composants apparaissant dans la Netliste lue.</text:p>
      <text:p text:style-name="P5">La fenêtre <text:span text:style-name="T4">Modules</text:span> (à droite) affiche la liste des modules contenus dans les librairies lues.</text:p>
      <text:p text:style-name="P24">La fenêtre <text:span text:style-name="T4">Composants</text:span> peut être vide si aucun fichier n'a été chargé, et la fenêtre <text:span text:style-name="T4">Modules</text:span> peut être aussi vide si aucune librairie de module n'a été trouvée.</text:p>
      <text:h text:style-name="Heading_20_2" text:outline-level="2"><text:bookmark text:name="__RefHeading__1882_743864198"/>Toolbar de l'écran principal<text:bookmark-end text:name="__RefHeading__1882_743864198"/></text:h>
      <text:p text:style-name="P25"><draw:frame draw:style-name="fr2" draw:name="Image32" text:anchor-type="as-char" svg:width="11.03cm" svg:height="0.951cm" draw:z-index="14"><draw:image xlink:href="Pictures/10000000000001A1000000249AB3BEA0.png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Table_20_Contents"><draw:frame draw:style-name="fr5" draw:name="Image33" text:anchor-type="as-char" svg:width="0.79cm" svg:height="0.771cm" draw:z-index="31"><draw:image xlink:href="Pictures/100000000000001E0000001D6BBCD84D.png" xlink:type="simple" xlink:show="embed" xlink:actuate="onLoad"/></draw:frame></text:p>
          </table:table-cell>
          <table:table-cell table:style-name="Tableau2.B1" office:value-type="string">
            <text:p text:style-name="P22">Sélection du fichier Netliste à traiter.</text:p>
          </table:table-cell>
        </table:table-row>
        <table:table-row>
          <table:table-cell table:style-name="Tableau2.A2" office:value-type="string">
            <text:p text:style-name="Table_20_Contents"><draw:frame draw:style-name="fr6" draw:name="Graphic8" text:anchor-type="as-char" svg:width="0.79cm" svg:height="0.79cm" draw:z-index="32"><draw:image xlink:href="Pictures/100000000000001E0000001EE016E20F.png" xlink:type="simple" xlink:show="embed" xlink:actuate="onLoad"/></draw:frame></text:p>
          </table:table-cell>
          <table:table-cell table:style-name="Tableau2.B10" office:value-type="string">
            <text:p text:style-name="P22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Table_20_Contents"><draw:frame draw:style-name="fr6" draw:name="Graphic9" text:anchor-type="as-char" svg:width="0.85cm" svg:height="0.82cm" draw:z-index="33"><draw:image xlink:href="Pictures/10000000000000200000001F656E104B.png" xlink:type="simple" xlink:show="embed" xlink:actuate="onLoad"/></draw:frame></text:p>
          </table:table-cell>
          <table:table-cell table:style-name="Tableau2.B10" office:value-type="string">
            <text:p text:style-name="P22">Appel au menu de configuration de CVPCB.</text:p>
          </table:table-cell>
        </table:table-row>
        <table:table-row>
          <table:table-cell table:style-name="Tableau2.A2" office:value-type="string">
            <text:p text:style-name="Table_20_Contents"><draw:frame draw:style-name="fr6" draw:name="Image34" text:anchor-type="as-char" svg:width="0.82cm" svg:height="0.82cm" draw:z-index="34"><draw:image xlink:href="Pictures/100000000000001F0000001F073986A4.png" xlink:type="simple" xlink:show="embed" xlink:actuate="onLoad"/></draw:frame></text:p>
          </table:table-cell>
          <table:table-cell table:style-name="Tableau2.B10" office:value-type="string">
            <text:p text:style-name="P22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7" text:anchor-type="as-char" svg:y="-0.499cm" svg:width="0.85cm" svg:height="0.82cm" draw:z-index="35"><draw:image xlink:href="Pictures/10000000000000200000001F1833C1BE.png" xlink:type="simple" xlink:show="embed" xlink:actuate="onLoad"/></draw:frame></text:p>
          </table:table-cell>
          <table:table-cell table:style-name="Tableau2.B10" office:value-type="string">
            <text:p text:style-name="P24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Table_20_Contents"><draw:frame draw:style-name="fr6" draw:name="Graphic11" text:anchor-type="as-char" svg:width="0.85cm" svg:height="0.79cm" draw:z-index="36"><draw:image xlink:href="Pictures/10000000000000200000001EBA7114B8.png" xlink:type="simple" xlink:show="embed" xlink:actuate="onLoad"/></draw:frame></text:p>
          </table:table-cell>
          <table:table-cell table:style-name="Tableau2.B10" office:value-type="string">
            <text:p text:style-name="P24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6" draw:name="Graphic12" text:anchor-type="as-char" svg:width="0.82cm" svg:height="0.82cm" draw:z-index="37"><draw:image xlink:href="Pictures/100000000000001F0000001FD0F49AC3.png" xlink:type="simple" xlink:show="embed" xlink:actuate="onLoad"/></draw:frame></text:p>
          </table:table-cell>
          <table:table-cell table:style-name="Tableau2.B10" office:value-type="string">
            <text:p text:style-name="P24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6" draw:name="Image35" text:anchor-type="as-char" svg:width="0.87cm" svg:height="0.82cm" draw:z-index="38"><draw:image xlink:href="Pictures/10000000000000210000001FA8C40420.png" xlink:type="simple" xlink:show="embed" xlink:actuate="onLoad"/></draw:frame></text:p>
          </table:table-cell>
          <table:table-cell table:style-name="Tableau2.B10" office:value-type="string">
            <text:p text:style-name="P24">Effacement total des affectations déja effectuées</text:p>
          </table:table-cell>
        </table:table-row>
        <table:table-row>
          <table:table-cell table:style-name="Tableau2.A2" office:value-type="string">
            <text:p text:style-name="Table_20_Contents"><draw:frame draw:style-name="fr6" draw:name="Image36" text:anchor-type="as-char" svg:width="0.82cm" svg:height="0.79cm" draw:z-index="39"><draw:image xlink:href="Pictures/100000000000001F0000001E279AE62E.png" xlink:type="simple" xlink:show="embed" xlink:actuate="onLoad"/></draw:frame></text:p>
          </table:table-cell>
          <table:table-cell table:style-name="Tableau2.B10" office:value-type="string">
            <text:p text:style-name="P24">Génération d'un fichier de rétro-annotation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6" text:anchor-type="as-char" svg:width="0.85cm" svg:height="0.82cm" draw:z-index="40"><draw:image xlink:href="Pictures/10000000000000200000001FC9A0D104.png" xlink:type="simple" xlink:show="embed" xlink:actuate="onLoad"/></draw:frame></text:p>
          </table:table-cell>
          <table:table-cell table:style-name="Tableau2.B10" office:value-type="string">
            <text:p text:style-name="P24">Accès à la documentation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s3" text:anchor-type="as-char" svg:width="1.69cm" svg:height="0.82cm" draw:z-index="41"><draw:image xlink:href="Pictures/10000000000000400000001FB5B88EB2.png" xlink:type="simple" xlink:show="embed" xlink:actuate="onLoad"/></draw:frame></text:p>
          </table:table-cell>
          <table:table-cell table:style-name="Tableau2.B11" office:value-type="string">
            <text:p text:style-name="P24">Autorise ou interdit le filtrage de l'affichage des modules.</text:p>
            <text:p text:style-name="P24">Lorsque le filtrage est autorisé, seuls des modules associées au composent sélectionné sont affichés.</text:p>
          </table:table-cell>
        </table:table-row>
      </table:table>
      <text:h text:style-name="P57" text:outline-level="2"><text:bookmark text:name="__RefHeading__1884_743864198"/>Configuration de CVPCB<text:bookmark-end text:name="__RefHeading__1884_743864198"/></text:h>
      <text:h text:style-name="P59" text:outline-level="3"><text:bookmark text:name="__RefHeading__1886_743864198"/>Écran Général<text:bookmark-end text:name="__RefHeading__1886_743864198"/></text:h>
      <text:p text:style-name="P37">L'appel au menu de configuration affiche l'écran suivant :</text:p>
      <text:p text:style-name="P40"><text:soft-page-break/><draw:frame draw:style-name="fr2" draw:name="Image37" text:anchor-type="as-char" svg:width="15.161cm" svg:height="16.251cm" draw:z-index="15"><draw:image xlink:href="Pictures/100000000000023D00000266E2E8C649.png" xlink:type="simple" xlink:show="embed" xlink:actuate="onLoad"/></draw:frame></text:p>
      <text:p text:style-name="Standard"/>
      <text:h text:style-name="P60" text:outline-level="3"><text:bookmark text:name="__RefHeading__1888_743864198"/>Sélection des Librairies de modules<text:bookmark-end text:name="__RefHeading__1888_743864198"/></text:h>
      <text:p text:style-name="P29"><draw:frame draw:style-name="fr3" draw:name="Graphic1" text:anchor-type="as-char" svg:width="14.76cm" svg:height="3.311cm" draw:z-index="22"><draw:image xlink:href="Pictures/100000000000022E0000007D8DD2A50B.png" xlink:type="simple" xlink:show="embed" xlink:actuate="onLoad"/></draw:frame></text:p>
      <text:p text:style-name="P30">Sélectionner à la souris un nom de fichier.</text:p>
      <text:list xml:id="list32646057" text:style-name="L3">
        <text:list-item>
          <text:p text:style-name="P51"><text:span text:style-name="T1">Enlever</text:span> supprime ce nom de la liste<text:span text:style-name="T7">.</text:span></text:p>
        </text:list-item>
        <text:list-item>
          <text:p text:style-name="P51"><text:span text:style-name="T1">Ajouter</text:span> ajoute un nouveau nom à la liste, a la fin de la liste</text:p>
        </text:list-item>
        <text:list-item>
          <text:p text:style-name="P51"><text:span text:style-name="T1">Insérer</text:span> ajoute un nouveau nom à la liste, <text:span text:style-name="T1">avant</text:span> le nom sélectionné.</text:p>
        </text:list-item>
      </text:list>
      <text:p text:style-name="P10">Remarque:</text:p>
      <text:p text:style-name="P5">Toute modification de cette liste affecte aussi <text:span text:style-name="T5">Pcbnew</text:span>.</text:p>
      <text:h text:style-name="P58" text:outline-level="3"><text:bookmark text:name="__RefHeading__1890_743864198"/><text:soft-page-break/>Sélection des fichiers d'équivalence<text:bookmark-end text:name="__RefHeading__1890_743864198"/></text:h>
      <text:p text:style-name="P9"><draw:frame draw:style-name="fr3" draw:name="Graphic2" text:anchor-type="as-char" svg:width="14.76cm" svg:height="2.96cm" draw:z-index="23"><draw:image xlink:href="Pictures/100000000000022E00000070E9E18EB3.png" xlink:type="simple" xlink:show="embed" xlink:actuate="onLoad"/></draw:frame></text:p>
      <text:p text:style-name="P7">Sélectionner à la souris un nom de fichier.</text:p>
      <text:list xml:id="list32645509" text:style-name="L4">
        <text:list-item>
          <text:p text:style-name="P52"><text:span text:style-name="T1">Enlever</text:span> supprime ce nom de la liste<text:span text:style-name="T7">.</text:span></text:p>
        </text:list-item>
      </text:list>
      <text:list xml:id="list33270212" text:continue-list="list32646057" text:style-name="L3">
        <text:list-item>
          <text:p text:style-name="P51"><text:span text:style-name="T1">Ajouter</text:span> ajoute un nouveau nom à la liste, a la fin de la liste</text:p>
        </text:list-item>
      </text:list>
      <text:list xml:id="list33290286" text:continue-list="list32645509" text:style-name="L4">
        <text:list-item>
          <text:p text:style-name="P52"><text:span text:style-name="T1">Insérer</text:span> ajoute un nouveau nom à la liste, <text:span text:style-name="T1">avant</text:span> le nom sélectionné</text:p>
        </text:list-item>
      </text:list>
      <text:h text:style-name="Heading_20_2" text:outline-level="2"><text:bookmark text:name="__RefHeading__1892_743864198"/>Sélection des répertoires par défaut<text:bookmark-end text:name="__RefHeading__1892_743864198"/></text:h>
      <text:p text:style-name="Standard">Les chemins de recherche par défaut sont affichés par Cvpcb.</text:p>
      <text:p text:style-name="Standard">C'est dans ces chemins que Cvpcb cherche les fichiers librairies de modules (*<text:span text:style-name="T1">.mod</text:span>) et les fichiers d'équivalence (*<text:span text:style-name="T1">.equ)</text:span>.</text:p>
      <text:h text:style-name="Heading_20_3" text:outline-level="3"><text:bookmark text:name="__RefHeading__1894_743864198"/>Chemins de recherche:<text:bookmark-end text:name="__RefHeading__1894_743864198"/></text:h>
      <text:p text:style-name="Standard">Il y a 2 types de chemins:</text:p>
      <text:list xml:id="list32653895" text:style-name="L5">
        <text:list-item>
          <text:p text:style-name="P46">Ceux qui sont toujours automatiquement sélectionnés par Cvpcb.</text:p>
        </text:list-item>
        <text:list-item>
          <text:p text:style-name="P46">Ceux qui sont ajoutés par l'utilisateur.</text:p>
        </text:list-item>
      </text:list>
      <text:p text:style-name="P9"><draw:frame draw:style-name="fr2" draw:name="Image38" text:anchor-type="as-char" svg:width="14.82cm" svg:height="6.01cm" draw:z-index="27"><draw:image xlink:href="Pictures/1000000000000230000000E309055910.png" xlink:type="simple" xlink:show="embed" xlink:actuate="onLoad"/></draw:frame></text:p>
      <text:h text:style-name="Heading_20_3" text:outline-level="3"><text:bookmark text:name="__RefHeading__1896_743864198"/>Chemins définis par l'utilisateur:<text:bookmark-end text:name="__RefHeading__1896_743864198"/></text:h>
      <text:p text:style-name="P9"><draw:frame draw:style-name="fr2" draw:name="images2" text:anchor-type="as-char" svg:width="14.79cm" svg:height="2.884cm" draw:z-index="28"><draw:image xlink:href="Pictures/100000000000022F0000006DC1B7313C.png" xlink:type="simple" xlink:show="embed" xlink:actuate="onLoad"/></draw:frame></text:p>
      <text:h text:style-name="Heading_20_3" text:outline-level="3"><text:bookmark text:name="__RefHeading__1898_743864198"/>Chemins automatiquement sélectionnés par Cvpcb:<text:bookmark-end text:name="__RefHeading__1898_743864198"/></text:h>
      <text:p text:style-name="P15">Ils dépendent en partie du système d'exploitation utilisé.</text:p>
      <text:p text:style-name="P15">Il y a toujours le <text:span text:style-name="T2">répertoire de travail courant</text:span>.</text:p>
      <text:p text:style-name="P15">Ensuite:</text:p>
      <text:list xml:id="list32657665" text:style-name="L6">
        <text:list-item>
          <text:p text:style-name="P47"><text:span text:style-name="T4">kicad/share/modules</text:span><text:span text:style-name="T9">.</text:span></text:p>
        </text:list-item>
        <text:list-item>
          <text:p text:style-name="P47"><text:span text:style-name="T4">kicad/share/modules/packages3d</text:span><text:span text:style-name="T6"> (pour les fichiers de formes 3D au format vrml généré par Wings3D)</text:span><text:span text:style-name="T9">.</text:span></text:p>
        </text:list-item>
        <text:list-item>
          <text:p text:style-name="P47"><text:span text:style-name="T4">kicad/share/template</text:span><text:span text:style-name="T9">.</text:span></text:p>
        </text:list-item>
      </text:list>
      <text:p text:style-name="P18"/>
      <text:p text:style-name="P16"><text:soft-page-break/><text:span text:style-name="T13">Le chemin de base </text:span><text:span text:style-name="T14">kicad</text:span><text:span text:style-name="T13"> est</text:span></text:p>
      <text:list xml:id="list32657917" text:style-name="L7">
        <text:list-item>
          <text:p text:style-name="P48">Le chemin ou l'exécutable kicad.exe est trouvé (…./kicad/bin.</text:p>
        </text:list-item>
      </text:list>
      <text:p text:style-name="P19">Si non trouvé:</text:p>
      <text:p text:style-name="P33">Sous Windows:</text:p>
      <text:list xml:id="list32638717" text:style-name="L8">
        <text:list-item>
          <text:p text:style-name="P49">c:\kicad</text:p>
        </text:list-item>
        <text:list-item>
          <text:p text:style-name="P49">d:\kicad</text:p>
        </text:list-item>
      </text:list>
      <text:p text:style-name="P17">Sous un système Unix:</text:p>
      <text:list xml:id="list32653776" text:style-name="L9">
        <text:list-item>
          <text:p text:style-name="P50">/usr/local/kicad</text:p>
        </text:list-item>
        <text:list-item>
          <text:p text:style-name="P50">/usr/share/kicad</text:p>
        </text:list-item>
      </text:list>
      <text:p text:style-name="P32"/>
      <text:h text:style-name="P56" text:outline-level="2"><text:bookmark text:name="__RefHeading__1900_743864198"/>Visualisation du module courant<text:bookmark-end text:name="__RefHeading__1900_743864198"/></text:h>
      <text:p text:style-name="Standard">La commande Visu permet l'affichage du module courant, c'est à dire celui qui apparaît en surbrillance sur la ligne centrale de la fenêtre <text:span text:style-name="T3">Modules</text:span>.</text:p>
      <text:p text:style-name="P5">On peut afficher les différents modules en cliquant sur le module désiré (dans la liste des modules), tant que cette fenêtre est affichée</text:p>
      <text:p text:style-name="P5">On peut aussi l'affiche en représentation 3D (si elle a été créée et associée au module)</text:p>
      <text:p text:style-name="P31"><draw:frame draw:style-name="fr2" draw:name="Image39" text:anchor-type="as-char" svg:width="19.001cm" svg:height="13.891cm" draw:z-index="42"><draw:image xlink:href="Pictures/10000000000002E20000020DB00C0867.png" xlink:type="simple" xlink:show="embed" xlink:actuate="onLoad"/></draw:frame></text:p>
      <text:h text:style-name="Heading_20_3" text:outline-level="3"><text:bookmark text:name="__RefHeading__1902_743864198"/>Affichage<text:bookmark-end text:name="__RefHeading__1902_743864198"/></text:h>
      <text:p text:style-name="P5">En bas de l'écran sont affichées les coordonnées curseur :</text:p>
      <text:p text:style-name="P34">Coordonnées absolues (X nnnn Y nnnn) et coordonnées relatives (dx nnnn dy nnnn)</text:p>
      <text:p text:style-name="Standard">Les coordonnées relatives sont remises a 0 par la barre d'espace.</text:p>
      <text:h text:style-name="Heading_20_3" text:outline-level="3"><text:bookmark text:name="__RefHeading__1904_743864198"/><text:soft-page-break/>Commandes au clavier<text:bookmark-end text:name="__RefHeading__1904_743864198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6">F1</text:p>
          </table:table-cell>
          <table:table-cell table:style-name="Tableau3.B1" office:value-type="string">
            <text:p text:style-name="P23">Agrandissement.(Zoom +)</text:p>
          </table:table-cell>
        </table:table-row>
        <table:table-row>
          <table:table-cell table:style-name="Tableau3.A2" office:value-type="string">
            <text:p text:style-name="P26">F2</text:p>
          </table:table-cell>
          <table:table-cell table:style-name="Tableau3.B4" office:value-type="string">
            <text:p text:style-name="P23">Réduction (Zoom-)</text:p>
          </table:table-cell>
        </table:table-row>
        <table:table-row>
          <table:table-cell table:style-name="Tableau3.A2" office:value-type="string">
            <text:p text:style-name="P26">F3</text:p>
          </table:table-cell>
          <table:table-cell table:style-name="Tableau3.B4" office:value-type="string">
            <text:p text:style-name="P23">Rafraichissement de l'affichage.</text:p>
          </table:table-cell>
        </table:table-row>
        <table:table-row>
          <table:table-cell table:style-name="Tableau3.A4" office:value-type="string">
            <text:p text:style-name="P24">&lt;barre <text:span text:style-name="T1">espace</text:span>&gt; :</text:p>
          </table:table-cell>
          <table:table-cell table:style-name="Tableau3.B4" office:value-type="string">
            <text:p text:style-name="P23">Remise à zéro des coordonnées relatives.</text:p>
          </table:table-cell>
        </table:table-row>
      </table:table>
      <text:p text:style-name="P42"/>
      <text:h text:style-name="Heading_20_3" text:outline-level="3"><text:bookmark text:name="__RefHeading__1906_743864198"/>Menu « PopUp »<text:bookmark-end text:name="__RefHeading__1906_743864198"/></text:h>
      <text:p text:style-name="P27"><draw:frame draw:style-name="fr2" draw:name="Image40" text:anchor-type="as-char" svg:width="4.05cm" svg:height="6.879cm" draw:z-index="16"><draw:image xlink:href="Pictures/1000000000000099000001045C97AAA6.png" xlink:type="simple" xlink:show="embed" xlink:actuate="onLoad"/></draw:frame></text:p>
      <text:p text:style-name="P24">Affiché par la souris sur action sur le bouton de droite:</text:p>
      <text:p text:style-name="P20"><text:span text:style-name="T11">Sélection Zoom (Zoom Select)</text:span><text:span text:style-name="T12">:</text:span><text:tab/>Sélection directe du zoom pour affichage.</text:p>
      <text:p text:style-name="P20"><text:bookmark-start text:name="_Ref411866944"/><text:span text:style-name="T11">Sélection grille (Grid Select)</text:span><text:span text:style-name="T12">:</text:span><text:tab/>Sélection directe de la grille.</text:p>
      <text:h text:style-name="Heading_20_3" text:outline-level="3"><text:bookmark text:name="__RefHeading__1908_743864198"/>Toolbar<text:bookmark-end text:name="__RefHeading__1908_743864198"/></text:h>
      <text:p text:style-name="Standard"/>
      <text:p text:style-name="P12"><draw:frame draw:style-name="fr2" draw:name="Image1" text:anchor-type="as-char" svg:width="5.45cm" svg:height="0.981cm" draw:z-index="17"><draw:image xlink:href="Pictures/10000000000000CE00000025324A87F8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1.06cm" svg:height="0.981cm" draw:z-index="18"><draw:image xlink:href="Pictures/1000000000000028000000250BB04B7C.png" xlink:type="simple" xlink:show="embed" xlink:actuate="onLoad"/></draw:frame></text:p>
            </table:table-cell>
            <table:table-cell table:style-name="Tableau1.B1" office:value-type="string">
              <text:p text:style-name="P12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2" draw:name="Image3" text:anchor-type="as-char" svg:width="3.3cm" svg:height="0.981cm" draw:z-index="19"><draw:image xlink:href="Pictures/100000000000008900000025FE8BE4EE.png" xlink:type="simple" xlink:show="embed" xlink:actuate="onLoad"/></draw:frame></text:p>
          </table:table-cell>
          <table:table-cell table:style-name="Tableau1.B2" office:value-type="string">
            <text:p text:style-name="P12">Commandes de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1.011cm" svg:height="0.981cm" draw:z-index="20"><draw:image xlink:href="Pictures/10000000000000260000002502DBAFF0.png" xlink:type="simple" xlink:show="embed" xlink:actuate="onLoad"/></draw:frame></text:p>
          </table:table-cell>
          <table:table-cell table:style-name="Tableau1.B2" office:value-type="string">
            <text:p text:style-name="P12">Affichage en 3D</text:p>
          </table:table-cell>
        </table:table-row>
      </table:table>
      <text:h text:style-name="Heading_20_3" text:outline-level="3"><text:bookmark-end text:name="_Ref411866944"/><text:bookmark text:name="__RefHeading__1910_743864198"/><text:soft-page-break/><text:s/>Affichage 3D<text:bookmark-end text:name="__RefHeading__1910_743864198"/></text:h>
      <text:p text:style-name="P13"><draw:frame draw:style-name="fr2" draw:name="Image5" text:anchor-type="as-char" svg:width="17.59cm" svg:height="12.67cm" draw:z-index="21"><draw:image xlink:href="Pictures/1000000000000299000001DFEEEB3CCB.png" xlink:type="simple" xlink:show="embed" xlink:actuate="onLoad"/></draw:frame></text:p>
      <text:h text:style-name="P55" text:outline-level="1"><text:bookmark text:name="__RefHeading__1912_743864198"/>Association composants modules<text:bookmark-end text:name="__RefHeading__1912_743864198"/></text:h>
      <text:h text:style-name="P56" text:outline-level="2"><text:bookmark text:name="__RefHeading__1914_743864198"/>Principe<text:bookmark-end text:name="__RefHeading__1914_743864198"/></text:h>
      <text:p text:style-name="P5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5">La liste des composants peut aussi défiler:</text:p>
      <text:list xml:id="list32653014" text:style-name="L10">
        <text:list-item>
          <text:p text:style-name="P53">Automatiquement après une association.</text:p>
        </text:list-item>
        <text:list-item>
          <text:p text:style-name="P53">Volontairement par commande de défilement (ascenseur).</text:p>
        </text:list-item>
      </text:list>
      <text:h text:style-name="P56" text:outline-level="2"><text:bookmark text:name="__RefHeading__1916_743864198"/>Association<text:bookmark-end text:name="__RefHeading__1916_743864198"/></text:h>
      <text:p text:style-name="P5">Double-cliquer par le <text:span text:style-name="T1">bouton gauche de la souris</text:span> sur le <text:span text:style-name="T1">module</text:span> désiré</text:p>
      <text:h text:style-name="P56" text:outline-level="2"><text:bookmark text:name="__RefHeading__1918_743864198"/>Modification d'une association déjà existante<text:bookmark-end text:name="__RefHeading__1918_743864198"/></text:h>
      <text:p text:style-name="P5">Se fait comme pour une association nouvelle :</text:p>
      <text:p text:style-name="P5">Double-cliquer par le <text:span text:style-name="T1">bouton gauche de la souris</text:span> sur le nouveau <text:span text:style-name="T1">module</text:span> désiré</text:p>
      <text:h text:style-name="Heading_20_2" text:outline-level="2"><text:bookmark text:name="__RefHeading__1920_743864198"/>Filtrage de l'affichage des modules:<text:bookmark-end text:name="__RefHeading__1920_743864198"/></text:h>
      <text:p text:style-name="P5">Si le composant sélectionné possède une liste de modules autorisés, l'affichage des modules est filtré selon cette liste.</text:p>
      <text:p text:style-name="P41"><text:soft-page-break/>Affichage non filtré:</text:p>
      <text:p text:style-name="P9"><draw:frame draw:style-name="fr2" draw:name="Image8" text:anchor-type="as-char" svg:width="17.3cm" svg:height="14.079cm" draw:z-index="24"><draw:image xlink:href="Pictures/100000000000028E0000021419781A38.png" xlink:type="simple" xlink:show="embed" xlink:actuate="onLoad"/></draw:frame></text:p>
      <text:p text:style-name="P38"><text:soft-page-break/>Affichage filtré</text:p>
      <text:p text:style-name="P13"><draw:frame draw:style-name="fr2" draw:name="Image9" text:anchor-type="as-char" svg:width="17.38cm" svg:height="14.101cm" draw:z-index="25"><draw:image xlink:href="Pictures/10000000000002910000021593AA3D14.png" xlink:type="simple" xlink:show="embed" xlink:actuate="onLoad"/></draw:frame></text:p>
      <text:p text:style-name="P5"/>
      <text:p text:style-name="P38"><text:soft-page-break/>Sous Eeschema, la liste des modules autorisés avait été initialisée comme ceci:</text:p>
      <text:p text:style-name="P9"><draw:frame draw:style-name="fr2" draw:name="Image11" text:anchor-type="as-char" svg:width="14.155cm" svg:height="10.927cm" draw:z-index="30"><draw:image xlink:href="Pictures/10000000000002170000019D88E817FE.png" xlink:type="simple" xlink:show="embed" xlink:actuate="onLoad"/></draw:frame></text:p>
      <text:p text:style-name="P5">Le filtrage est automatique. L'icone <draw:frame draw:style-name="fr2" draw:name="Image10" text:anchor-type="as-char" svg:width="1.217cm" svg:height="0.661cm" draw:z-index="26"><draw:image xlink:href="Pictures/100000000000002E0000001966ED9576.png" xlink:type="simple" xlink:show="embed" xlink:actuate="onLoad"/></draw:frame> permet d'autoriser ou interdire ce filtrage.</text:p>
      <text:p text:style-name="P5">Lorsque le fitrage est interdit, la liste complète des modules est affichée.</text:p>
      <text:p text:style-name="P5"><text:bookmark-start text:name="_Ref411864883"/></text:p>
      <text:h text:style-name="Heading_20_1" text:outline-level="1"><text:bookmark text:name="__RefHeading__1922_743864198"/>Associations automatiques<text:bookmark-end text:name="__RefHeading__1922_743864198"/></text:h>
      <text:h text:style-name="Heading_20_2" text:outline-level="2"><text:bookmark text:name="__RefHeading__1924_743864198"/>Fichiers d'équivalence<text:bookmark-end text:name="_Ref411864883"/><text:bookmark-end text:name="__RefHeading__1924_743864198"/></text:h>
      <text:p text:style-name="Standard">Ces fichiers permettent l'association automatique.</text:p>
      <text:p text:style-name="Standard">Ils donnent le nom du module adéquat en fonction du nom (valeur) du composant.</text:p>
      <text:p text:style-name="Standard">Leur extension standard est <text:span text:style-name="T5">.equ</text:span></text:p>
      <text:p text:style-name="P15">Il est ainsi très facile avec un jeu de fichiers *.equ de sélectionner les empreintes, pour un projet donné, selon que l'on utilise des composants standards, ou cms … en sélectionnant le ou les fichiers *.stf adéquats.</text:p>
      <text:p text:style-name="Standard"><text:span text:style-name="T10">Voir « </text:span><text:span text:style-name="T5">Sélection des fichiers d'équivalence</text:span><text:span text:style-name="T10"> »</text:span></text:p>
      <text:h text:style-name="Heading_20_2" text:outline-level="2"><text:bookmark text:name="__RefHeading__1926_743864198"/>Format<text:bookmark-end text:name="__RefHeading__1926_743864198"/></text:h>
      <text:p text:style-name="Standard">Ils sont constitués de une ligne par composant.</text:p>
      <text:p text:style-name="Standard">Chaque ligne a la structure suivante :</text:p>
      <text:p text:style-name="P21">'valeur composant' <text:s text:c="5"/>'nom module'</text:p>
      <text:p text:style-name="P23">Chaque nom étant encadré par la lettre '<text:span text:style-name="T1">,</text:span>et les 2 noms sont séparés par un ou plusieurs espaces.</text:p>
      <text:p text:style-name="P11">Exemple:</text:p>
      <text:p text:style-name="P5">Si le composant U3 est le circuit 14011 et son module est 14DIP300, la ligne est :</text:p>
      <text:p text:style-name="P36">'14011' <text:s/>'14DIP300'</text:p>
      <text:p text:style-name="Standard">Une ligne commençant par <text:span text:style-name="T2">#</text:span> est un commentaire.</text:p>
      <text:p text:style-name="Standard">Voici un exemple de fichier:</text:p>
      <text:p text:style-name="Standard"/>
      <text:p text:style-name="P43">#integrated circuits (smd):</text:p>
      <text:p text:style-name="P43">'74LV14' 'SO14E'</text:p>
      <text:p text:style-name="P43">'74HCT541M' 'SO20L'</text:p>
      <text:p text:style-name="P43"><text:soft-page-break/>'EL7242C' 'SO8E'</text:p>
      <text:p text:style-name="P43">'DS1302N' 'SO8E'</text:p>
      <text:p text:style-name="P43">'XRC3064' 'VQFP44'</text:p>
      <text:p text:style-name="P43">'LM324N' 'S014E'</text:p>
      <text:p text:style-name="P43">'LT3430' 'SSOP17'</text:p>
      <text:p text:style-name="P43">'LM358' 'SO8E'</text:p>
      <text:p text:style-name="P43">'LTC1878' 'MSOP8'</text:p>
      <text:p text:style-name="P43">'24LC512I/SM' 'SO8E'</text:p>
      <text:p text:style-name="P43">'LM2903M' 'SO8E'</text:p>
      <text:p text:style-name="P43">'LT1129_SO8' 'SO8E'</text:p>
      <text:p text:style-name="P43">'LT1129CS8-3.3' 'SO8E'</text:p>
      <text:p text:style-name="P43">'LT1129CS8' 'SO8E'</text:p>
      <text:p text:style-name="P43">'LM358M' 'SO8E'</text:p>
      <text:p text:style-name="P43">'TL7702BID' 'SO8E'</text:p>
      <text:p text:style-name="P43">'TL7702BCD' 'SO8E'</text:p>
      <text:p text:style-name="P43">'U2270B' 'SO16E'</text:p>
      <text:p text:style-name="P43">#Xilinx</text:p>
      <text:p text:style-name="P43">'XC3S400PQ208' 'PQFP208'</text:p>
      <text:p text:style-name="P43">'XCR3128-VQ100' 'VQFP100'</text:p>
      <text:p text:style-name="P43">'XCF08P' 'BGA48'</text:p>
      <text:p text:style-name="P43"/>
      <text:p text:style-name="P43">#upro</text:p>
      <text:p text:style-name="P43">'MCF5213-LQFP100' 'VQFP100'</text:p>
      <text:p text:style-name="P43"/>
      <text:p text:style-name="P43">#regulators</text:p>
      <text:p text:style-name="P43">'LP2985LV'<text:tab/>'SOT23-5'</text:p>
      <text:p text:style-name="Standard"/>
      <text:h text:style-name="Heading_20_2" text:outline-level="2"><text:bookmark text:name="__RefHeading__1928_743864198"/>Association:<text:bookmark-end text:name="__RefHeading__1928_743864198"/></text:h>
      <text:p text:style-name="Standard">Pour associer automatiquement les composants avec les empreintes, cliquer sur:</text:p>
      <text:p text:style-name="Standard"><draw:frame draw:style-name="fr4" draw:name="images1" text:anchor-type="as-char" svg:y="-0.499cm" svg:width="0.639cm" svg:height="0.639cm" draw:z-index="29"><draw:image xlink:href="Pictures/1000000000000018000000188DEE5604.png" xlink:type="simple" xlink:show="embed" xlink:actuate="onLoad"/></draw:frame></text:p>
      <text:p text:style-name="Standard">Tous les composants dont les valeurs sont trouvées dans un fichier d'équivalence auront les empreinte automatiquement sélectionnée.</text:p>
      <text:p text:style-name="Standard"><text:bookmark-start text:name="_Ref411864840"/></text:p>
      <text:h text:style-name="P55" text:outline-level="1"><text:bookmark text:name="__RefHeading__1930_743864198"/>Fichier de Rétro-annotation<text:bookmark-end text:name="_Ref411864840"/><text:bookmark-end text:name="__RefHeading__1930_743864198"/></text:h>
      <text:p text:style-name="P5">Un tel fichier peut être utilisé pour rétro-annotation d'un schéma mais n'est pas utile pour PCBNEW.</text:p>
      <text:p text:style-name="P5">Il est constitué d'une ligne par composant, donnant le nom du module en fonction de sa référence.</text:p>
      <text:p text:style-name="P14">Exemple :</text:p>
      <text:p text:style-name="P5">Si le composant <text:span text:style-name="T1">U3</text:span> a été associé au module<text:span text:style-name="T1">14DIP300</text:span>, la ligne générée est</text:p>
      <text:p text:style-name="P35">comp "U3" <text:s/>= <text:s/>module "14DIP300"</text:p>
      <text:p text:style-name="P5">Le fichier créé a pour nom le nom du fichier analysé par CVPCB, pour extension<text:span text:style-name="T3"> </text:span><text:span text:style-name="T4">.stf</text:span>, et est placé dans le même répertoire que celui de la netliste générée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2"><draw:text-box><text:p text:style-name="Footer"><text:span text:style-name="Page_20_Number"><text:page-number text:select-page="current">1</text:page-number></text:span></text:p></draw:text-box></draw:frame>Page <text:s/><text:chapter text:display="number" text:outline-level="1">2 - </text:chapter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2:47:00</meta:creation-date>
    <dc:date>2011-09-25T13:15:32.46</dc:date>
    <meta:print-date>2002-12-03T11:50:06</meta:print-date>
    <dc:language>fr-FR</dc:language>
    <meta:editing-cycles>87</meta:editing-cycles>
    <meta:editing-duration>PT4H58M28S</meta:editing-duration>
    <meta:document-statistic meta:table-count="3" meta:image-count="30" meta:object-count="0" meta:page-count="13" meta:paragraph-count="247" meta:word-count="1724" meta:character-count="10893" meta:non-whitespace-character-count="9360"/>
    <meta:user-defined meta:name="Info 1"/>
    <meta:user-defined meta:name="Info 2"/>
    <meta:user-defined meta:name="Info 3"/>
    <meta:user-defined meta:name="Info 4"/>
  </office:meta>
</office:document-meta>
</file>